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860FCB2B806C3E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802cm" fo:min-width="2.4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xml:id="id2" draw:id="id2" draw:layer="layout" svg:width="5.5cm" svg:height="5.984cm" svg:x="11.5cm" svg:y="11.1cm">
          <draw:image xlink:href="Pictures/10000201000001330000014E860FCB2B806C3E3C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dministrador <text:s text:c="5"/></text:p>
          </draw:image>
        </draw:frame>
        <draw:custom-shape draw:style-name="gr2" draw:text-style-name="P1" xml:id="id1" draw:id="id1" draw:layer="layout" svg:width="4.1cm" svg:height="2.9cm" svg:x="12.2cm" svg:y="5.2cm">
          <text:p text:style-name="P1">Restaurar</text:p>
          <text:p text:style-name="P1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25cm" svg:y1="8.1cm" svg:x2="14.25cm" svg:y2="11.1cm" draw:start-shape="id1" draw:start-glue-point="8" draw:end-shape="id2" draw:end-glue-point="0" svg:d="M14250 8100v3000" svg:viewBox="0 0 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0:25:18.876659852</meta:creation-date>
    <dc:date>2017-04-04T12:08:21.009247880</dc:date>
    <meta:editing-duration>PT6M19S</meta:editing-duration>
    <meta:editing-cycles>2</meta:editing-cycles>
    <meta:generator>LibreOffice/5.1.6.2$Linux_X86_64 LibreOffice_project/10m0$Build-2</meta:generator>
    <meta:document-statistic meta:object-count="3"/>
  </office:meta>
</office:document-meta>
</file>